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in" table:align="center"/>
    </style:style>
    <style:style style:name="Table1.A" style:family="table-column">
      <style:table-column-properties style:column-width="2.4632in"/>
    </style:style>
    <style:style style:name="Table1.B" style:family="table-column">
      <style:table-column-properties style:column-width="4.5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in" table:align="center"/>
    </style:style>
    <style:style style:name="Table2.A" style:family="table-column">
      <style:table-column-properties style:column-width="2.459in"/>
    </style:style>
    <style:style style:name="Table2.B" style:family="table-column">
      <style:table-column-properties style:column-width="4.54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in" table:align="center"/>
    </style:style>
    <style:style style:name="Table3.A" style:family="table-column">
      <style:table-column-properties style:column-width="2.3125in"/>
    </style:style>
    <style:style style:name="Table3.B" style:family="table-column">
      <style:table-column-properties style:column-width="4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cd28" officeooo:paragraph-rsid="001625a3"/>
    </style:style>
    <style:style style:name="P2" style:family="paragraph" style:parent-style-name="Standard">
      <style:text-properties fo:font-weight="bold" officeooo:rsid="0013cd28" officeooo:paragraph-rsid="0013cd2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cd28" officeooo:paragraph-rsid="0013cd28" style:font-weight-asian="bold" style:font-weight-complex="bold"/>
    </style:style>
    <style:style style:name="P4" style:family="paragraph" style:parent-style-name="Standard">
      <style:text-properties fo:font-size="10pt" officeooo:rsid="001178ab" officeooo:paragraph-rsid="0013cd28" style:font-size-asian="10pt" style:font-size-complex="10pt"/>
    </style:style>
    <style:style style:name="P5" style:family="paragraph" style:parent-style-name="Standard">
      <style:text-properties fo:font-size="10pt" officeooo:rsid="001178ab" officeooo:paragraph-rsid="001178ab" style:font-size-asian="10pt" style:font-size-complex="10pt"/>
    </style:style>
    <style:style style:name="P6" style:family="paragraph" style:parent-style-name="Standard">
      <style:text-properties fo:font-size="10pt" officeooo:rsid="001178ab" officeooo:paragraph-rsid="001625a3" style:font-size-asian="10pt" style:font-size-complex="10pt"/>
    </style:style>
    <style:style style:name="P7" style:family="paragraph" style:parent-style-name="Standard">
      <style:text-properties fo:font-size="10pt" officeooo:rsid="001178ab" officeooo:paragraph-rsid="001aa165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officeooo:rsid="001178ab" officeooo:paragraph-rsid="001625a3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1178ab" officeooo:paragraph-rsid="001178ab" style:font-size-asian="10pt" style:font-size-complex="10pt"/>
    </style:style>
    <style:style style:name="P10" style:family="paragraph" style:parent-style-name="Standard">
      <style:text-properties fo:font-size="10pt" officeooo:rsid="00143033" officeooo:paragraph-rsid="00143033" style:font-size-asian="10pt" style:font-size-complex="10pt"/>
    </style:style>
    <style:style style:name="P11" style:family="paragraph" style:parent-style-name="Standard">
      <style:text-properties fo:font-size="10pt" officeooo:rsid="001625a3" officeooo:paragraph-rsid="001625a3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officeooo:rsid="001372d6" officeooo:paragraph-rsid="001372d6" style:font-size-asian="10pt" style:font-size-complex="10pt"/>
    </style:style>
    <style:style style:name="P13" style:family="paragraph" style:parent-style-name="Standard">
      <style:text-properties fo:font-size="10pt" officeooo:rsid="001372d6" officeooo:paragraph-rsid="001372d6" style:font-size-asian="10pt" style:font-size-complex="10pt"/>
    </style:style>
    <style:style style:name="P14" style:family="paragraph" style:parent-style-name="Standard">
      <style:text-properties fo:font-size="10pt" fo:font-weight="bold" officeooo:rsid="001178ab" officeooo:paragraph-rsid="0013cd28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143033" officeooo:paragraph-rsid="0014303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013cd28" officeooo:paragraph-rsid="0013cd28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pt" fo:font-weight="bold" officeooo:rsid="0013cd28" officeooo:paragraph-rsid="001625a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0pt" fo:font-weight="bold" officeooo:rsid="0013cd28" officeooo:paragraph-rsid="0013cd28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normal" officeooo:rsid="001372d6" officeooo:paragraph-rsid="001625a3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officeooo:rsid="001625a3" officeooo:paragraph-rsid="001625a3" style:font-size-asian="10pt" style:font-size-complex="10pt"/>
    </style:style>
    <style:style style:name="P21" style:family="paragraph" style:parent-style-name="Table_20_Contents">
      <style:text-properties fo:font-size="10pt" officeooo:rsid="001662e3" officeooo:paragraph-rsid="001662e3" style:font-size-asian="10pt" style:font-size-complex="10pt"/>
    </style:style>
    <style:style style:name="P22" style:family="paragraph" style:parent-style-name="Table_20_Contents">
      <style:text-properties fo:font-size="10pt" officeooo:rsid="001662e3" officeooo:paragraph-rsid="00167d00" style:font-size-asian="10pt" style:font-size-complex="10pt"/>
    </style:style>
    <style:style style:name="P23" style:family="paragraph" style:parent-style-name="Table_20_Contents">
      <style:text-properties fo:font-size="10pt" officeooo:rsid="00167d00" officeooo:paragraph-rsid="00167d00" style:font-size-asian="10pt" style:font-size-complex="10pt"/>
    </style:style>
    <style:style style:name="P2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font-size="10pt" fo:font-weight="bold" officeooo:rsid="001625a3" officeooo:paragraph-rsid="001625a3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10pt" fo:font-style="italic" officeooo:rsid="001662e3" officeooo:paragraph-rsid="001662e3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fo:font-size="10pt" fo:font-style="italic" fo:font-weight="normal" officeooo:rsid="00167d00" officeooo:paragraph-rsid="00167d00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30edc"/>
    </style:style>
    <style:style style:name="T2" style:family="text">
      <style:text-properties officeooo:rsid="001372d6"/>
    </style:style>
    <style:style style:name="T3" style:family="text">
      <style:text-properties officeooo:rsid="0013cd28"/>
    </style:style>
    <style:style style:name="T4" style:family="text">
      <style:text-properties officeooo:rsid="00143033"/>
    </style:style>
    <style:style style:name="T5" style:family="text">
      <style:text-properties officeooo:rsid="001625a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cd28" style:font-weight-asian="bold" style:font-weight-complex="bold"/>
    </style:style>
    <style:style style:name="T8" style:family="text">
      <style:text-properties fo:font-weight="bold" officeooo:rsid="001625a3" style:font-weight-asian="bold" style:font-weight-complex="bold"/>
    </style:style>
    <style:style style:name="T9" style:family="text">
      <style:text-properties fo:font-weight="bold" officeooo:rsid="00130edc" style:font-weight-asian="bold" style:font-weight-complex="bold"/>
    </style:style>
    <style:style style:name="T10" style:family="text">
      <style:text-properties fo:font-weight="bold" officeooo:rsid="001aa165" style:font-weight-asian="bold" style:font-weight-complex="bold"/>
    </style:style>
    <style:style style:name="T11" style:family="text">
      <style:text-properties fo:font-weight="bold" officeooo:rsid="001b9ae8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167d00"/>
    </style:style>
    <style:style style:name="T14" style:family="text">
      <style:text-properties officeooo:rsid="001787ae"/>
    </style:style>
    <style:style style:name="T15" style:family="text">
      <style:text-properties officeooo:rsid="0018fc0b"/>
    </style:style>
    <style:style style:name="T16" style:family="text">
      <style:text-properties officeooo:rsid="001aa165"/>
    </style:style>
    <style:style style:name="T17" style:family="text">
      <style:text-properties officeooo:rsid="001b9ae8"/>
    </style:style>
    <style:style style:name="T18" style:family="text">
      <style:text-properties officeooo:rsid="001d7474"/>
    </style:style>
    <style:style style:name="T19" style:family="text">
      <style:text-properties officeooo:rsid="001e35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[</text:span><text:span text:style-name="T8">1</text:span><text:span text:style-name="T6">] </text:span><text:span text:style-name="T8">Make </text:span><text:span text:style-name="T11">the</text:span><text:span text:style-name="T8"> application DistMaker enabled:</text:span></text:p>
      <text:p text:style-name="P17"/>
      <text:p text:style-name="P6"><text:span text:style-name="T14">First make code changes to the application to make it “DistMaker enabled”. The following changes are required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Classes of interest:</text:p>
            <text:p text:style-name="P21"><text:s text:c="3"/>distMaker.DistMakerEngine</text:p>
            <text:p text:style-name="P21"><text:s text:c="3"/>distMaker.UpdateCheckListener</text:p>
            <text:p text:style-name="P21"/>
            <text:p text:style-name="P21">Methods of interest:</text:p>
            <text:p text:style-name="P21"><text:s text:c="3"/>new DistMakerEngine()</text:p>
            <text:p text:style-name="P21"><text:s text:c="3"/>DistMakerEngine.checkForUpdates()</text:p>
            <text:p text:style-name="P21"/>
            <text:p text:style-name="P21"/>
          </table:table-cell>
          <table:table-cell table:style-name="Table3.B1" office:value-type="string">
            <text:p text:style-name="P21">Create an instance of DistMakerEngine. Keep track of this instance. The constructor takes 2 arguments: <text:span text:style-name="T15">(1)</text:span> JFrame (typically the top frame of <text:span text:style-name="T16">the</text:span> application) and <text:span text:style-name="T15">(2) </text:span>the update site URL, refe<text:span text:style-name="T15">r</text:span>red to as the <text:span text:style-name="T6">DeploySiteURL</text:span> (see step 2 : <text:span text:style-name="T16">Set up and define the deploy site</text:span>).</text:p>
            <text:p text:style-name="P21"/>
            <text:p text:style-name="P27">// In the application init step...</text:p>
            <text:p text:style-name="P23"><text:span text:style-name="T17">JFrame top</text:span>Frame = …</text:p>
            <text:p text:style-name="P23">updateSiteURL = new URL(…);</text:p>
            <text:p text:style-name="P23">DistMakerEngine myDME = new DistMakerEngine(t<text:span text:style-name="T17">op</text:span>Frame, updateSiteURL);</text:p>
            <text:p text:style-name="P21"/>
            <text:p text:style-name="P26">// When the end user desires to check for updates, <text:span text:style-name="T17">then:</text:span></text:p>
            <text:p text:style-name="P21"><text:span text:style-name="T13">myDME</text:span>.checkForUpdates(UpdateCheckListener.None);</text:p>
          </table:table-cell>
        </table:table-row>
        <table:table-row>
          <table:table-cell table:style-name="Table3.A2" office:value-type="string">
            <text:p text:style-name="P22">Class <text:span text:style-name="T13">of interest</text:span>:</text:p>
            <text:p text:style-name="P22"><text:s text:c="3"/>distMaker.gui.MemoryConfigPanel</text:p>
            <text:p text:style-name="P21"/>
            <text:p text:style-name="P21">Methods of interest:</text:p>
            <text:p text:style-name="P21"><text:s text:c="3"/>new MemoryConfigPanel()</text:p>
            <text:p text:style-name="P21"><text:s text:c="3"/>MemoryConfigPanel.setVisible()</text:p>
          </table:table-cell>
          <table:table-cell table:style-name="Table3.B2" office:value-type="string">
            <text:p text:style-name="P21"><text:span text:style-name="T15">T</text:span>o allow the user to change the available memory of the application, create a MemoryConfigPanel.</text:p>
            <text:p text:style-name="P21"/>
            <text:p text:style-name="P27">// In the applciation init step...</text:p>
            <text:p text:style-name="P23">MemoryConfigPanel myMCP = new MemoryConfigPanel(tmpFrame);</text:p>
            <text:p text:style-name="P21"/>
            <text:p text:style-name="P27">// When the end user desires to change the memory configuration, then:</text:p>
            <text:p text:style-name="P21"><text:span text:style-name="T13">myMCP.setVisible(true);</text:span></text:p>
          </table:table-cell>
        </table:table-row>
      </table:table>
      <text:p text:style-name="P8"/>
      <text:p text:style-name="P8"/>
      <text:p text:style-name="P18"/>
      <text:p text:style-name="P3">[<text:span text:style-name="T5">2</text:span>] Set up and defin<text:span text:style-name="T5">e</text:span> the deploy site:</text:p>
      <text:p text:style-name="P16"/>
      <text:p text:style-name="P5"><text:span text:style-name="T13">D</text:span>efine the publicly accessible deploy site <text:span text:style-name="T2">(URL)</text:span>. The deploy site will be used to host the various releases of a DistMaker enabled application <text:span text:style-name="T2">and supporting JREs</text:span>. <text:span text:style-name="T4">This URL will be used by DistMaker enabled applications to query and check for available updates.</text:span></text:p>
      <text:p text:style-name="P5"/>
      <text:p text:style-name="P13">Associated with this deploy site is the logical file system path. <text:span text:style-name="T16">Consider </text:span>the following definition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DeploySiteUrl</text:p>
          </table:table-cell>
          <table:table-cell table:style-name="Table2.B1" office:value-type="string">
            <text:p text:style-name="P19"><text:span text:style-name="T19">Public accessible web URL. This is the “deploy site”.</text:span></text:p>
          </table:table-cell>
        </table:table-row>
        <table:table-row>
          <table:table-cell table:style-name="Table2.A2" office:value-type="string">
            <text:p text:style-name="P25">DeploySitePath</text:p>
          </table:table-cell>
          <table:table-cell table:style-name="Table2.B2" office:value-type="string">
            <text:p text:style-name="P19"><text:span text:style-name="T4">F</text:span>ully qualified file path folder <text:span text:style-name="T3">to the </text:span><text:span text:style-name="T7">DeploySiteUrl</text:span><text:span text:style-name="T3">.</text:span></text:p>
          </table:table-cell>
        </table:table-row>
      </table:table>
      <text:p text:style-name="P12"/>
      <text:p text:style-name="P9"/>
      <text:p text:style-name="P18"/>
      <text:p text:style-name="P3">[<text:span text:style-name="T5">3</text:span>] Deploy the DistMaker application to the deploy site:</text:p>
      <text:p text:style-name="P2"/>
      <text:p text:style-name="P7"><text:span text:style-name="T1">After building a DistMaker application, a top level folder (</text:span><text:span text:style-name="T9">TopLevelFolder</text:span><text:span text:style-name="T10">)</text:span><text:span text:style-name="T1"> will contain the following: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./<text:span text:style-name="T5">delta folder</text:span></text:p>
          </table:table-cell>
          <table:table-cell table:style-name="Table1.B1" office:value-type="string">
            <text:p text:style-name="P4"><text:span text:style-name="T18">Folder containing files related to the (built) application.</text:span></text:p>
          </table:table-cell>
        </table:table-row>
        <table:table-row>
          <table:table-cell table:style-name="Table1.A2" office:value-type="string">
            <text:p text:style-name="P14">./<text:span text:style-name="T4">deployAppDist.py</text:span></text:p>
          </table:table-cell>
          <table:table-cell table:style-name="Table1.B2" office:value-type="string">
            <text:p text:style-name="P4"><text:span text:style-name="T4">Script used to deploy the DistMaker application to the deploySiteUrl</text:span></text:p>
          </table:table-cell>
        </table:table-row>
        <table:table-row>
          <table:table-cell table:style-name="Table1.A2" office:value-type="string">
            <text:p text:style-name="P25">Platform specific packages</text:p>
          </table:table-cell>
          <table:table-cell table:style-name="Table1.B2" office:value-type="string">
            <text:p text:style-name="P20">Platform packages built by DistMaker. These are typically downloaded and installed by end users. Once they are running <text:span text:style-name="T16">the</text:span> application they should be able to do an in-application update.</text:p>
          </table:table-cell>
        </table:table-row>
      </table:table>
      <text:p text:style-name="P4"/>
      <text:p text:style-name="P10">To deploy the application to the <text:span text:style-name="T6">DeploySiteUrl</text:span>:</text:p>
      <text:p text:style-name="P15">TopLevelFolder/deployAppDist.py <text:s text:c="4"/>DeploySitePath</text:p>
      <text:p text:style-name="P10">where <text:span text:style-name="T6">TopLevelFolder</text:span> → The top level folder where the DistMaker software was built</text:p>
      <text:p text:style-name="P10">where <text:span text:style-name="T6">DeploySitePath</text:span> → Path to the <text:span text:style-name="T5">D</text:span>eploySiteUrl (defined in step <text:span text:style-name="T16">2</text:span>)</text:p>
      <text:p text:style-name="P10"/>
      <text:p text:style-name="P11">To remove a deployed application (from the deploy site):</text:p>
      <text:p text:style-name="P10"><text:span text:style-name="T6">TopLevelFolder/deployAppDist.py <text:s text:c="2"/>DeploySitePath <text:s text:c="2"/>--remove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0:30:55.236746407</meta:creation-date>
    <dc:date>2020-08-19T14:13:37.957595207</dc:date>
    <meta:editing-duration>PT33M37S</meta:editing-duration>
    <meta:editing-cycles>12</meta:editing-cycles>
    <meta:generator>LibreOffice/6.0.7.3$Linux_X86_64 LibreOffice_project/00m0$Build-3</meta:generator>
    <meta:document-statistic meta:table-count="3" meta:image-count="0" meta:object-count="0" meta:page-count="1" meta:paragraph-count="46" meta:word-count="367" meta:character-count="2676" meta:non-whitespace-character-count="2325"/>
  </office:meta>
</office:document-meta>
</file>